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Arial Black'" style:font-style-name="Normalny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iemia, którą mi dajesz</text:span><text:span text:style-name="T1"><text:line-break/></text:span><text:span text:style-name="T1">nie jest fikcją ani bajką</text:span><text:span text:style-name="T1"><text:line-break/></text:span><text:span text:style-name="T1">Wolność,</text:span><text:span text:style-name="T1"><text:line-break/></text:span><text:span text:style-name="T1">którą mam w Tobie</text:span><text:span text:style-name="T1"><text:line-break/></text:span><text:span text:style-name="T1">jest prawdziwa</text:span><text:span text:style-name="T1"><text:line-break/></text:span><text:span text:style-name="T1">- ona jest prawdziw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szystkie</text:span><text:span text:style-name="T1"><text:line-break/></text:span><text:span text:style-name="T1">góry na drodze</text:span><text:span text:style-name="T1"><text:line-break/></text:span><text:span text:style-name="T1">muszą, muszą ustąpić</text:span><text:span text:style-name="T1"><text:line-break/></text:span><text:span text:style-name="T1">Bo wiara</text:span><text:span text:style-name="T1"><text:line-break/></text:span><text:span text:style-name="T1">góry przenosi,</text:span><text:span text:style-name="T1"><text:line-break/></text:span><text:span text:style-name="T1">a ja wierzę Tobie</text:span><text:span text:style-name="T1"><text:line-break/></text:span><text:span text:style-name="T1">– wierzę To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1"><text:span text:style-name="T1">Będę tańczyć</text:span><text:span text:style-name="T1"><text:line-break/></text:span><text:span text:style-name="T1">przed Twoim tronem</text:span><text:span text:style-name="T1"><text:line-break/></text:span><text:span text:style-name="T1">I oddam Tobie chwałę</text:span><text:span text:style-name="T1"><text:line-break/></text:span><text:span text:style-name="T1">i nic już</text:span><text:span text:style-name="T1"><text:line-break/></text:span><text:span text:style-name="T1">nie zamknie mi u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1"><text:span text:style-name="T1">Żaden mur</text:span><text:span text:style-name="T1"><text:line-break/></text:span><text:span text:style-name="T1">i żadna ściana,</text:span><text:span text:style-name="T1"><text:line-break/></text:span><text:span text:style-name="T1">największa nawet tama</text:span><text:span text:style-name="T1"><text:line-break/></text:span><text:span text:style-name="T1">Już nie,</text:span><text:span text:style-name="T1"><text:line-break/></text:span><text:span text:style-name="T1">nie zatrzyma mnie ju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Większy,</text:span><text:span text:style-name="T1"><text:line-break/></text:span><text:span text:style-name="T1">większy jest we mnie Ten,</text:span><text:span text:style-name="T1"><text:line-break/></text:span><text:span text:style-name="T1">który mnie umacnia</text:span><text:span text:style-name="T1"><text:line-break/></text:span><text:span text:style-name="T1"> Żaden</text:span><text:span text:style-name="T1"><text:line-break/></text:span><text:span text:style-name="T1">Goliat nie może z Nim</text:span><text:span text:style-name="T1"><text:line-break/></text:span><text:span text:style-name="T1">równać si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1"><text:span text:style-name="T1">Będę tańczyć</text:span><text:span text:style-name="T1"><text:line-break/></text:span><text:span text:style-name="T1">przed Twoim tronem</text:span><text:span text:style-name="T1"><text:line-break/></text:span><text:span text:style-name="T1">I oddam Tobie chwałę</text:span><text:span text:style-name="T1"><text:line-break/></text:span><text:span text:style-name="T1">i nic już</text:span><text:span text:style-name="T1"><text:line-break/></text:span><text:span text:style-name="T1">nie zamknie mi u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1"><text:span text:style-name="T1">Żaden mur</text:span><text:span text:style-name="T1"><text:line-break/></text:span><text:span text:style-name="T1">i żadna ściana,</text:span><text:span text:style-name="T1"><text:line-break/></text:span><text:span text:style-name="T1">największa nawet tama</text:span><text:span text:style-name="T1"><text:line-break/></text:span><text:span text:style-name="T1">Już nie,</text:span><text:span text:style-name="T1"><text:line-break/></text:span><text:span text:style-name="T1">nie zatrzyma mnie ju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13T17:36:20</meta:creation-date>
    <dc:date>2014-07-07T21:05:55.40</dc:date>
    <dc:language>pl-PL</dc:language>
    <meta:editing-cycles>9</meta:editing-cycles>
    <meta:editing-duration>PT24M51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